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  <style:font-face style:name="inherit" svg:font-family="inherit"/>
  </office:font-face-decls>
  <office:automatic-styles>
    <style:style style:name="P1" style:family="paragraph" style:parent-style-name="Standard">
      <style:text-properties officeooo:paragraph-rsid="001da7cf"/>
    </style:style>
    <style:style style:name="P2" style:family="paragraph" style:parent-style-name="Standard">
      <style:text-properties style:text-line-through-style="solid" style:text-line-through-type="single" officeooo:paragraph-rsid="00204f85"/>
    </style:style>
    <style:style style:name="P3" style:family="paragraph" style:parent-style-name="Standard">
      <style:text-properties fo:font-size="10.5pt" fo:font-weight="normal" officeooo:rsid="001f4bd6" officeooo:paragraph-rsid="001f4bd6" style:font-size-asian="9.14999961853027pt" style:font-weight-asian="normal" style:font-size-complex="10.5pt" style:font-weight-complex="normal"/>
    </style:style>
    <style:style style:name="P4" style:family="paragraph" style:parent-style-name="Standard">
      <style:text-properties fo:font-size="10.5pt" fo:font-weight="normal" officeooo:paragraph-rsid="001da7cf"/>
    </style:style>
    <style:style style:name="P5" style:family="paragraph" style:parent-style-name="Standard">
      <style:text-properties fo:font-size="10.5pt" fo:font-weight="bold" officeooo:paragraph-rsid="00204f85"/>
    </style:style>
    <style:style style:name="P6" style:family="paragraph" style:parent-style-name="Standard">
      <style:text-properties officeooo:rsid="001f4bd6" officeooo:paragraph-rsid="0020b293"/>
    </style:style>
    <style:style style:name="P7" style:family="paragraph" style:parent-style-name="Standard">
      <style:text-properties fo:font-size="11pt" fo:font-weight="bold" officeooo:paragraph-rsid="00204f85" style:font-size-asian="9.60000038146973pt" style:font-size-complex="11pt"/>
    </style:style>
    <style:style style:name="P8" style:family="paragraph" style:parent-style-name="Standard">
      <style:text-properties fo:font-size="11pt" fo:font-weight="bold" officeooo:paragraph-rsid="00204f85"/>
    </style:style>
    <style:style style:name="P9" style:family="paragraph" style:parent-style-name="Standard">
      <style:text-properties fo:font-size="11pt" fo:font-weight="bold" officeooo:rsid="00204f85" officeooo:paragraph-rsid="00204f85" style:font-weight-asian="bold" style:font-weight-complex="bold"/>
    </style:style>
    <style:style style:name="P10" style:family="paragraph" style:parent-style-name="Standard">
      <style:text-properties fo:font-size="11pt" fo:font-weight="bold" officeooo:rsid="00204f85" officeooo:paragraph-rsid="0020b293" style:font-weight-asian="bold" style:font-weight-complex="bold"/>
    </style:style>
    <style:style style:name="P11" style:family="paragraph" style:parent-style-name="Standard">
      <style:text-properties fo:font-size="11pt" fo:font-weight="normal" officeooo:rsid="00204f85" officeooo:paragraph-rsid="00204f85" style:font-weight-asian="normal" style:font-weight-complex="normal"/>
    </style:style>
    <style:style style:name="P12" style:family="paragraph" style:parent-style-name="Standard">
      <style:text-properties officeooo:paragraph-rsid="0020b293"/>
    </style:style>
    <style:style style:name="P13" style:family="paragraph" style:parent-style-name="Standard">
      <style:text-properties officeooo:rsid="0020b293" officeooo:paragraph-rsid="0020b293"/>
    </style:style>
    <style:style style:name="T1" style:family="text">
      <style:text-properties officeooo:rsid="001da7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bd6" style:font-weight-asian="bold" style:font-weight-complex="bold"/>
    </style:style>
    <style:style style:name="T4" style:family="text">
      <style:text-properties fo:font-weight="bold" officeooo:rsid="00204f85" style:font-weight-asian="bold" style:font-weight-complex="bold"/>
    </style:style>
    <style:style style:name="T5" style:family="text">
      <style:text-properties fo:font-weight="bold" officeooo:rsid="0020b293" style:font-weight-asian="bold" style:font-weight-complex="bold"/>
    </style:style>
    <style:style style:name="T6" style:family="text">
      <style:text-properties fo:font-size="16pt" fo:font-weight="bold" style:font-size-asian="14pt" style:font-weight-asian="bold" style:font-size-complex="16pt" style:font-weight-complex="bold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da7cf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1f4bd6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20b293" style:font-size-asian="10.5pt" style:font-weight-asian="bold" style:font-size-complex="12pt" style:font-weight-complex="bold"/>
    </style:style>
    <style:style style:name="T11" style:family="text">
      <style:text-properties fo:font-size="12pt" fo:font-weight="normal" officeooo:rsid="0020b293" style:font-size-asian="10.5pt" style:font-weight-asian="normal" style:font-size-complex="12pt" style:font-weight-complex="normal"/>
    </style:style>
    <style:style style:name="T12" style:family="text">
      <style:text-properties officeooo:rsid="001f4bd6"/>
    </style:style>
    <style:style style:name="T13" style:family="text">
      <style:text-properties fo:font-variant="normal" fo:text-transform="none" fo:color="#202124" loext:opacity="100%" style:font-name="inherit" fo:font-size="12pt" fo:letter-spacing="normal" fo:language="en" fo:country="US" fo:font-style="normal" fo:font-weight="bold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color="#202124" loext:opacity="100%" style:font-name="inherit" fo:font-size="12pt" fo:letter-spacing="normal" fo:language="en" fo:country="US" fo:font-style="normal" fo:font-weight="bold" officeooo:rsid="001f4bd6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color="#202124" loext:opacity="100%" style:font-name="inherit" fo:font-size="12pt" fo:letter-spacing="normal" fo:language="en" fo:country="US" fo:font-style="normal" fo:font-weight="bold" officeooo:rsid="00204f85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fo:color="#202124" loext:opacity="100%" style:font-name="inherit" fo:font-size="12pt" fo:letter-spacing="normal" fo:language="en" fo:country="US" fo:font-style="normal" fo:font-weight="bold" officeooo:rsid="0020b293" style:font-size-asian="10.5pt" style:font-weight-asian="bold" style:font-size-complex="12pt" style:font-weight-complex="bold"/>
    </style:style>
    <style:style style:name="T17" style:family="text">
      <style:text-properties fo:font-variant="normal" fo:text-transform="none" fo:color="#202124" loext:opacity="100%" style:font-name="inherit" fo:font-size="12pt" fo:letter-spacing="normal" fo:language="en" fo:country="US" fo:font-style="normal" fo:font-weight="normal" officeooo:rsid="0020b293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02124" loext:opacity="100%" style:font-name="inherit" fo:letter-spacing="normal" fo:language="en" fo:country="US" fo:font-style="normal"/>
    </style:style>
    <style:style style:name="T19" style:family="text">
      <style:text-properties fo:font-variant="normal" fo:text-transform="none" fo:color="#202124" loext:opacity="100%" style:font-name="inherit" fo:font-size="10.5pt" fo:letter-spacing="normal" fo:language="en" fo:country="US" fo:font-style="normal" fo:font-weight="bold" officeooo:rsid="0020b293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202124" loext:opacity="100%" style:font-name="inherit" fo:font-size="11pt" fo:letter-spacing="normal" fo:language="en" fo:country="US" fo:font-style="normal" fo:font-weight="bold" officeooo:rsid="0020b293" style:font-size-asian="9.60000038146973pt" style:font-weight-asian="bold" style:font-size-complex="11pt" style:font-weight-complex="bold"/>
    </style:style>
    <style:style style:name="T21" style:family="text">
      <style:text-properties fo:font-variant="normal" fo:text-transform="none" fo:color="#202124" loext:opacity="100%" style:text-line-through-style="none" style:text-line-through-type="none" style:font-name="inherit" fo:font-size="12pt" fo:letter-spacing="normal" fo:language="en" fo:country="US" fo:font-style="normal" style:text-underline-style="none" fo:font-weight="bold" officeooo:rsid="001f4bd6" style:text-blinking="false" fo:background-color="transparent" loext:char-shading-value="0" style:font-size-asian="10.5pt" style:font-weight-asian="bold" style:font-size-complex="12pt" style:font-weight-complex="bold"/>
    </style:style>
    <style:style style:name="T22" style:family="text">
      <style:text-properties fo:font-variant="normal" fo:text-transform="none" fo:color="#202124" loext:opacity="100%" style:text-line-through-style="none" style:text-line-through-type="none" style:font-name="inherit" fo:letter-spacing="normal" fo:language="en" fo:country="US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1f4bd6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204f85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204f85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04f85" style:text-blinking="false" fo:background-color="transparent" loext:char-shading-value="0" style:font-size-asian="10.5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officeooo:rsid="00204f85" style:text-blinking="false" fo:background-color="transparent" loext:char-shading-value="0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officeooo:rsid="0020b293" style:text-blinking="false" fo:background-color="transparent" loext:char-shading-value="0" style:font-size-asian="10.5pt" style:font-weight-asian="bold" style:font-size-complex="12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size-asian="10.5pt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20b293" style:text-blinking="false" fo:background-color="transparent" loext:char-shading-value="0" style:font-size-asian="10.5pt" style:font-weight-asian="bold" style:font-size-complex="12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normal" style:text-underline-style="none" fo:font-weight="normal" officeooo:rsid="0020b293" style:text-blinking="false" fo:background-color="transparent" loext:char-shading-value="0" style:font-size-asian="10.5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normal" style:text-underline-style="none" officeooo:rsid="00204f85" style:text-blinking="false" fo:background-color="transparent" loext:char-shading-value="0" style:font-size-asian="10.5pt" style:font-weight-asian="bold" style:font-size-complex="12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normal" style:text-underline-style="none" style:text-blinking="false" fo:background-color="transparent" loext:char-shading-value="0" style:font-size-asian="10.5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normal" style:text-underline-style="none" officeooo:rsid="001f4bd6" style:text-blinking="false" fo:background-color="transparent" loext:char-shading-value="0" style:font-size-asian="10.5pt" style:font-size-complex="12pt"/>
    </style:style>
    <style:style style:name="T37" style:family="text">
      <style:text-properties fo:font-size="11pt" fo:font-weight="bold" officeooo:rsid="0020b293" style:font-size-asian="9.60000038146973pt" style:font-weight-asian="bold" style:font-size-complex="11pt" style:font-weight-complex="bold"/>
    </style:style>
    <style:style style:name="T38" style:family="text">
      <style:text-properties style:font-size-asian="9.14999961853027pt" style:font-weight-asian="normal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/text:p>
      <text:p text:style-name="Standard"><text:tab/><text:tab/></text:p>
      <text:p text:style-name="Standard"/>
      <text:p text:style-name="Standard"><text:tab/><text:tab/><text:span text:style-name="T1">DB structure:</text:span></text:p>
      <text:p text:style-name="Standard"><text:span text:style-name="T6"><text:tab/><text:tab/><text:tab/></text:span><text:span text:style-name="T8">1: News:</text:span></text:p>
      <text:p text:style-name="P1"><text:span text:style-name="T8"><text:tab/><text:tab/><text:tab/> <text:s text:c="3"/>- </text:span><text:span text:style-name="T11">news_title</text:span></text:p>
      <text:p text:style-name="P1"><text:span text:style-name="T8"><text:tab/><text:tab/><text:tab/> <text:s text:c="3"/>- </text:span><text:span text:style-name="T11">news_content</text:span></text:p>
      <text:p text:style-name="P1"><text:span text:style-name="T8"><text:tab/><text:tab/><text:tab/> <text:s text:c="3"/>-</text:span><text:span text:style-name="T11">news_description</text:span></text:p>
      <text:p text:style-name="P1"><text:span text:style-name="T8"><text:s text:c="40"/>-</text:span><text:span text:style-name="T11">news_image</text:span></text:p>
      <text:p text:style-name="P1"><text:span text:style-name="T8"><text:tab/><text:tab/><text:tab/></text:span><text:span text:style-name="T9">2: </text:span><text:span text:style-name="T19">leadershep</text:span></text:p>
      <text:p text:style-name="Standard"><text:span text:style-name="T14"><text:tab/><text:tab/><text:tab/> <text:s text:c="3"/>-</text:span><text:span text:style-name="T12">name</text:span></text:p>
      <text:p text:style-name="Standard"><text:s text:c="4"/><text:tab/><text:tab/><text:tab/> <text:s text:c="4"/>-<text:span text:style-name="T12">date</text:span></text:p>
      <text:p text:style-name="Standard"><text:s text:c="41"/>-<text:span text:style-name="T12">phone</text:span></text:p>
      <text:p text:style-name="Standard"><text:tab/><text:tab/><text:tab/> <text:s text:c="5"/>-<text:span text:style-name="T12">email</text:span></text:p>
      <text:p text:style-name="Standard"><text:tab/><text:tab/><text:tab/> <text:s text:c="4"/>-<text:span text:style-name="T12">image</text:span></text:p>
      <text:p text:style-name="Standard"><text:tab/><text:tab/><text:tab/><text:span text:style-name="T12">3</text:span><text:span text:style-name="T3">:</text:span><text:span text:style-name="T10">Organizational</text:span><text:span text:style-name="T14"> </text:span><text:bookmark text:name="docs-internal-guid-44ee3823-7fff-7e0d-ac56-82650d918735"/><text:span text:style-name="T19">structure Groups</text:span><text:span text:style-name="T21">:</text:span></text:p>
      <text:p text:style-name="P3"><text:span text:style-name="T22"><text:tab/><text:tab/><text:tab/> <text:s text:c="4"/>-name</text:span></text:p>
      <text:p text:style-name="P6"><text:span text:style-name="T14"><text:tab/><text:tab/><text:tab/></text:span><text:span text:style-name="T17">4:</text:span><text:span text:style-name="T20">organizational </text:span><text:span text:style-name="T19">structure</text:span><text:span text:style-name="T13"> department</text:span></text:p>
      <text:p text:style-name="P3"><text:span text:style-name="T18"><text:tab/><text:tab/><text:tab/> <text:s text:c="4"/>-name</text:span></text:p>
      <text:p text:style-name="P3"><text:span text:style-name="T18"><text:tab/><text:tab/><text:tab/> <text:s text:c="4"/>-groups_id</text:span></text:p>
      <text:p text:style-name="P2"><text:span text:style-name="T3"><text:tab/><text:tab/><text:tab/></text:span><text:span text:style-name="T4">5</text:span><text:span text:style-name="T3">:</text:span><text:span text:style-name="T5">Document</text:span><text:span text:style-name="T23"> </text:span><text:span text:style-name="T32">types</text:span></text:p>
      <text:p text:style-name="P4"><text:span text:style-name="T38"><text:tab/><text:tab/><text:tab/> <text:s text:c="5"/>-</text:span><text:bookmark text:name="docs-internal-guid-9bc8aa14-7fff-c271-6067-d7077e79f5c2"/><text:span text:style-name="T24">doc_type (SHNK, KMK, ….)</text:span></text:p>
      <text:p text:style-name="P5"><text:span text:style-name="T25"><text:s text:c="30"/></text:span><text:span text:style-name="T29">6</text:span><text:span text:style-name="T25">: </text:span><text:span text:style-name="T30">Document</text:span></text:p>
      <text:p text:style-name="P7"><text:span text:style-name="T26"><text:tab/><text:tab/><text:tab/> <text:s text:c="4"/>-</text:span><text:span text:style-name="T28">title</text:span></text:p>
      <text:p text:style-name="P7"><text:span text:style-name="T28"><text:tab/><text:tab/><text:tab/> <text:s text:c="4"/>-file</text:span></text:p>
      <text:p text:style-name="P8"><text:span text:style-name="T28"><text:s text:c="4"/><text:tab/><text:tab/><text:tab/> <text:s text:c="4"/>-</text:span><text:bookmark text:name="docs-internal-guid-daf4bbb7-7fff-8105-7b36-087d95402d3e"/><text:span text:style-name="T28">description</text:span></text:p>
      <text:p text:style-name="P8"><text:span text:style-name="T28"><text:tab/><text:tab/><text:tab/> <text:s text:c="4"/>-</text:span><text:bookmark text:name="docs-internal-guid-94917210-7fff-d816-b6d1-096f92635e7e"/><text:span text:style-name="T27">group_id </text:span></text:p>
      <text:p text:style-name="P8"><text:span text:style-name="T28"><text:tab/><text:tab/> <text:tab/> <text:s text:c="4"/>-</text:span><text:bookmark text:name="docs-internal-guid-9ffd54ec-7fff-fd29-a640-4dbc1966462b"/><text:span text:style-name="T28">datetime</text:span></text:p>
      <text:p text:style-name="P8"><text:span text:style-name="T28"><text:tab/><text:tab/><text:tab/> <text:s text:c="4"/>-</text:span><text:bookmark text:name="docs-internal-guid-1b6b46d1-7fff-345a-f403-47fcaf0198a5"/><text:span text:style-name="T27">users(selected)</text:span></text:p>
      <text:p text:style-name="P8"><text:span text:style-name="T28"><text:tab/><text:tab/><text:tab/> <text:s text:c="4"/>-</text:span><text:bookmark text:name="docs-internal-guid-b57fd674-7fff-54f6-c80e-f324671d6d40"/><text:span text:style-name="T28">author</text:span></text:p>
      <text:p text:style-name="P8"><text:span text:style-name="T29"><text:tab/><text:tab/><text:tab/>7:</text:span><text:span text:style-name="T34">Discussions</text:span></text:p>
      <text:p text:style-name="P11"><text:span text:style-name="T35"><text:tab/><text:tab/><text:tab/> <text:s text:c="5"/>-title</text:span></text:p>
      <text:p text:style-name="P11"><text:span text:style-name="T35"><text:s text:c="10"/><text:tab/><text:tab/><text:tab/> <text:s text:c="5"/>-description</text:span></text:p>
      <text:p text:style-name="P11"><text:span text:style-name="T35"><text:tab/><text:tab/><text:tab/> <text:s text:c="6"/>-datetime</text:span></text:p>
      <text:p text:style-name="P13"><text:span text:style-name="T7"><text:tab/><text:tab/><text:tab/>8</text:span><text:span text:style-name="T9">: </text:span><text:span text:style-name="T7">Content</text:span></text:p>
      <text:p text:style-name="P12"><text:span text:style-name="T14"><text:tab/><text:tab/><text:tab/> <text:s text:c="3"/>-</text:span><text:span text:style-name="T12">name</text:span></text:p>
      <text:p text:style-name="P12"><text:s text:c="4"/><text:tab/><text:tab/><text:tab/> <text:s text:c="4"/>-<text:span text:style-name="T12">date</text:span></text:p>
      <text:p text:style-name="P12"><text:s text:c="41"/>-<text:span text:style-name="T12">phone</text:span></text:p>
      <text:p text:style-name="P12"><text:tab/><text:tab/><text:tab/> <text:s text:c="5"/>-<text:span text:style-name="T12">email</text:span></text:p>
      <text:p text:style-name="P10"><text:span text:style-name="T35"><text:tab/><text:tab/><text:tab/> <text:s text:c="4"/>-</text:span><text:span text:style-name="T33">image</text:span></text:p>
      <text:p text:style-name="P9"><text:span text:style-name="T3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5:51:28.126111185</meta:creation-date>
    <dc:date>2024-05-03T16:35:36.987706723</dc:date>
    <meta:editing-duration>PT9M58S</meta:editing-duration>
    <meta:editing-cycles>1</meta:editing-cycles>
    <meta:document-statistic meta:table-count="0" meta:image-count="0" meta:object-count="0" meta:page-count="1" meta:paragraph-count="39" meta:word-count="52" meta:character-count="806" meta:non-whitespace-character-count="386"/>
    <meta:generator>LibreOffice/7.3.7.2$Linux_X86_64 LibreOffice_project/30$Build-2</meta:generator>
  </office:meta>
</office:document-meta>
</file>